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b95" officeooo:paragraph-rsid="00081b95"/>
    </style:style>
    <style:style style:name="P2" style:family="paragraph" style:parent-style-name="Standard">
      <style:text-properties officeooo:rsid="00081b95" officeooo:paragraph-rsid="000b7df4"/>
    </style:style>
    <style:style style:name="P3" style:family="paragraph" style:parent-style-name="Standard">
      <style:text-properties style:text-underline-style="none" fo:font-weight="bold" officeooo:rsid="00081b95" officeooo:paragraph-rsid="00081b95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9f28e" officeooo:paragraph-rsid="0009f28e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b7df4" officeooo:paragraph-rsid="000b7df4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b7df4" officeooo:paragraph-rsid="000b7df4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rsid="00081b95" officeooo:paragraph-rsid="00081b95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d4526" officeooo:paragraph-rsid="000d4526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d929e" officeooo:paragraph-rsid="000d929e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d4526" officeooo:paragraph-rsid="000d4526" style:font-weight-asian="normal" style:font-weight-complex="normal"/>
    </style:style>
    <style:style style:name="P11" style:family="paragraph" style:parent-style-name="Standard">
      <style:text-properties officeooo:rsid="00081b95" officeooo:paragraph-rsid="00081b95"/>
    </style:style>
    <style:style style:name="T1" style:family="text">
      <style:text-properties officeooo:rsid="000b7df4"/>
    </style:style>
    <style:style style:name="T2" style:family="text">
      <style:text-properties officeooo:rsid="00081b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is work was completed as <text:span text:style-name="T1">during </text:span>my course with CodeClan in <text:span text:style-name="T1">November</text:span> 202<text:span text:style-name="T1">2</text:span>.</text:p>
      <text:p text:style-name="P3"/>
      <text:p text:style-name="P10">clean_data – folder containing files written from cleaning scripts to be used in working analysis and dashboard project itself.</text:p>
      <text:p text:style-name="P10"/>
      <text:p text:style-name="P10">Cleaning script – Individuals cleaning scripts written to prepare data for analysis</text:p>
      <text:p text:style-name="P8"/>
      <text:p text:style-name="P8">dashboard_project – Contains final version of the shiny app generated for this project</text:p>
      <text:p text:style-name="P8"/>
      <text:p text:style-name="P10">raw_data – initial data provided that was worked on in cleaning scripts to prepare for analysis</text:p>
      <text:p text:style-name="P10"/>
      <text:p text:style-name="P10">working_analysis – individuals working files to create the visualisation templates for use in the app</text:p>
      <text:p text:style-name="P3"/>
      <text:p text:style-name="P9">group_presentation – slides used in presentation and demonstration of shiny app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7T10:52:11.780000000</meta:creation-date>
    <meta:generator>LibreOffice/7.3.4.2$Windows_X86_64 LibreOffice_project/728fec16bd5f605073805c3c9e7c4212a0120dc5</meta:generator>
    <dc:date>2023-02-03T13:06:48.974000000</dc:date>
    <meta:editing-duration>PT21M14S</meta:editing-duration>
    <meta:editing-cycles>5</meta:editing-cycles>
    <meta:document-statistic meta:table-count="0" meta:image-count="0" meta:object-count="0" meta:page-count="1" meta:paragraph-count="7" meta:word-count="93" meta:character-count="646" meta:non-whitespace-character-count="554"/>
  </office:meta>
</office:document-meta>
</file>